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Header">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font-name="Arial" fo:font-size="10pt" fo:language="en" fo:country="US" fo:font-style="italic" fo:font-weight="bold" style:font-size-asian="10pt" style:font-style-asian="italic" style:font-weight-asian="bold" style:font-size-complex="10pt" style:font-style-complex="italic" style:font-weight-complex="bold"/>
    </style:style>
    <style:style style:name="P6" style:family="paragraph" style:parent-style-name="Text_20_body">
      <style:paragraph-properties fo:text-align="justify" style:justify-single-word="false"/>
      <style:text-properties style:font-name="Arial"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Text_20_body" style:master-page-name="">
      <style:paragraph-properties fo:margin-left="2.487cm" fo:margin-right="2.011cm" fo:margin-top="0cm" fo:margin-bottom="0.212cm" fo:text-align="justify" style:justify-single-word="false" fo:text-indent="0cm" style:auto-text-indent="false" style:page-number="auto"/>
    </style:style>
    <style:style style:name="P8" style:family="paragraph" style:parent-style-name="Heading_20_9" style:list-style-name="L1">
      <style:paragraph-properties fo:text-align="justify" style:justify-single-word="false"/>
      <style:text-properties style:font-name="Arial" fo:language="en" fo:country="US" fo:font-weight="normal" style:font-weight-asian="normal" style:font-weight-complex="normal"/>
    </style:style>
    <style:style style:name="P9" style:family="paragraph" style:parent-style-name="Heading_20_9">
      <style:paragraph-properties fo:text-align="justify" style:justify-single-word="false"/>
      <style:text-properties style:font-name="Arial"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P10" style:family="paragraph" style:parent-style-name="Heading_20_9" style:list-style-name="L1">
      <style:paragraph-properties fo:text-align="justify" style:justify-single-word="false"/>
      <style:text-properties style:font-name="Arial" fo:font-size="10pt" fo:language="en" fo:country="US" fo:font-weight="normal" style:font-size-asian="10pt" style:font-weight-asian="normal" style:font-size-complex="10pt" style:font-weight-complex="normal"/>
    </style:style>
    <style:style style:name="P11" style:family="paragraph" style:parent-style-name="Heading_20_9">
      <style:paragraph-properties fo:text-align="justify" style:justify-single-word="false"/>
      <style:text-properties style:font-name="Arial" fo:font-size="10pt" fo:language="en" fo:country="US" style:font-size-asian="10pt" style:font-size-complex="10pt"/>
    </style:style>
    <style:style style:name="P12" style:family="paragraph" style:parent-style-name="Heading_20_9">
      <style:paragraph-properties fo:text-align="justify" style:justify-single-word="false"/>
    </style:style>
    <style:style style:name="P13" style:family="paragraph" style:parent-style-name="Heading_20_9" style:list-style-name="L1">
      <style:paragraph-properties fo:text-align="justify" style:justify-single-word="false"/>
    </style:style>
    <style:style style:name="P14" style:family="paragraph" style:parent-style-name="Heading_20_9" style:master-page-name="">
      <style:paragraph-properties fo:text-align="justify" style:justify-single-word="false" style:page-number="auto"/>
      <style:text-properties style:font-name="Arial" fo:font-size="10pt" fo:language="en" fo:country="US" fo:font-style="italic" style:font-size-asian="10pt" style:font-style-asian="italic" style:font-name-complex="Arial2" style:font-size-complex="10pt" style:font-style-complex="italic"/>
    </style:style>
    <style:style style:name="P15" style:family="paragraph" style:parent-style-name="Standard">
      <style:text-properties style:font-name="Arial" fo:font-size="10pt" fo:language="en" fo:country="US" style:font-size-asian="10pt" style:font-size-complex="10pt"/>
    </style:style>
    <style:style style:name="P16" style:family="paragraph" style:parent-style-name="Heading_20_1">
      <style:paragraph-properties fo:text-align="center" style:justify-single-word="false"/>
      <style:text-properties fo:font-size="18pt" style:font-size-asian="18pt" style:font-size-complex="18pt"/>
    </style:style>
    <style:style style:name="P17" style:family="paragraph" style:parent-style-name="Text_20_body">
      <style:paragraph-properties fo:margin-left="1.217cm" fo:margin-right="5.741cm" fo:margin-top="0cm" fo:margin-bottom="0.212cm" fo:text-align="justify" style:justify-single-word="false" fo:text-indent="0cm" style:auto-text-indent="false"/>
      <style:text-properties style:font-name="Arial"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language="en" fo:country="US" fo:font-style="normal"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language="en" fo:country="US" fo:font-style="italic" style:font-size-asian="10pt" style:font-style-asian="italic" style:font-name-complex="Arial2" style:font-size-complex="10pt" style:font-style-complex="italic"/>
    </style:style>
    <style:style style:name="P22"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list-style-name="L2">
      <style:paragraph-properties fo:text-align="justify" style:justify-single-word="false"/>
      <style:text-properties style:font-name="Arial" fo:font-style="italic" fo:font-weight="normal" style:font-style-asian="italic" style:font-weight-asian="normal" style:font-style-complex="italic" style:font-weight-complex="normal"/>
    </style:style>
    <style:style style:name="P24" style:family="paragraph" style:parent-style-name="Text_20_body" style:list-style-name="L2">
      <style:paragraph-properties fo:text-align="justify" style:justify-single-word="false"/>
      <style:text-properties style:font-name="Arial" fo:font-weight="normal" style:font-weight-asian="normal"/>
    </style:style>
    <style:style style:name="P25" style:family="paragraph" style:parent-style-name="Text_20_body">
      <style:paragraph-properties fo:text-align="justify" style:justify-single-word="false"/>
      <style:text-properties fo:color="#000000" style:font-name="Arial" fo:font-size="10pt" fo:language="en" fo:country="US" style:font-size-asian="10pt" style:font-name-complex="Arial2" style:font-size-complex="10pt"/>
    </style:style>
    <style:style style:name="P26" style:family="paragraph" style:parent-style-name="Text_20_body">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master-page-name="">
      <style:paragraph-properties fo:margin-left="2.487cm" fo:margin-right="2.037cm" fo:margin-top="0cm" fo:margin-bottom="0.212cm" fo:text-align="justify" style:justify-single-word="false" fo:text-indent="0cm" style:auto-text-indent="false" style:page-number="auto"/>
      <style:text-properties style:font-name="Arial" fo:font-size="10pt" fo:language="en" fo:country="US" fo:font-style="normal" style:font-size-asian="10pt" style:font-style-asian="normal" style:font-name-complex="Arial2" style:font-size-complex="10pt" style:font-style-complex="normal"/>
    </style:style>
    <style:style style:name="P29" style:family="paragraph" style:parent-style-name="Text_20_body" style:master-page-name="">
      <style:paragraph-properties fo:margin-left="2.461cm" fo:margin-right="2.037cm" fo:margin-top="0cm" fo:margin-bottom="0.212cm" fo:text-align="justify" style:justify-single-word="false" fo:text-indent="0cm" style:auto-text-indent="false" style:page-number="auto"/>
      <style:text-properties style:font-name="Arial"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30" style:family="paragraph" style:parent-style-name="Text_20_body">
      <style:paragraph-properties fo:margin-left="2.461cm" fo:margin-right="2.037cm" fo:margin-top="0cm" fo:margin-bottom="0.212cm" fo:text-align="justify" style:justify-single-word="false" fo:text-indent="0cm" style:auto-text-indent="false"/>
      <style:text-properties style:font-name="Arial" fo:font-size="10pt" fo:language="en" fo:country="US" style:font-size-asian="10pt" style:font-size-complex="10pt"/>
    </style:style>
    <style:style style:name="P31" style:family="paragraph" style:parent-style-name="Text_20_body">
      <style:paragraph-properties fo:margin-left="0cm" fo:margin-right="2.037cm" fo:margin-top="0cm" fo:margin-bottom="0.212cm" fo:text-align="justify" style:justify-single-word="false" fo:text-indent="0cm" style:auto-text-indent="false"/>
      <style:text-properties style:font-name="Arial" fo:font-size="10pt" fo:language="en" fo:country="US" fo:font-style="normal"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P32" style:family="paragraph" style:parent-style-name="Text_20_body" style:master-page-name="">
      <style:paragraph-properties fo:margin-left="2.514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33" style:family="paragraph" style:parent-style-name="Text_20_body">
      <style:paragraph-properties fo:margin-left="2.514cm" fo:margin-right="2.037cm" fo:margin-top="0cm" fo:margin-bottom="0.212cm" fo:text-align="justify" style:justify-single-word="false" fo:text-indent="0cm" style:auto-text-indent="false"/>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34" style:family="paragraph" style:parent-style-name="Text_20_body" style:master-page-name="">
      <style:paragraph-properties fo:margin-left="1.2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35" style:family="paragraph" style:parent-style-name="Text_20_body" style:master-page-name="">
      <style:paragraph-properties fo:margin-left="1.217cm" fo:margin-right="2.037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36" style:family="paragraph" style:parent-style-name="Text_20_body" style:master-page-name="">
      <style:paragraph-properties fo:margin-left="2.487cm" fo:margin-right="2.011cm" fo:margin-top="0cm" fo:margin-bottom="0.212cm" fo:text-align="justify" style:justify-single-word="false" fo:text-indent="0cm" style:auto-text-indent="false" style:page-number="auto"/>
    </style:style>
    <style:style style:name="P37" style:family="paragraph" style:parent-style-name="Text_20_body" style:master-page-name="">
      <style:paragraph-properties fo:margin-left="2.461cm" fo:margin-right="2.223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Text_20_body" style:master-page-name="">
      <style:paragraph-properties fo:margin-left="2.461cm" fo:margin-right="2.223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Text_20_body" style:master-page-name="">
      <style:paragraph-properties fo:margin-left="1.217cm" fo:margin-right="0cm" fo:margin-top="0cm" fo:margin-bottom="0.212cm" fo:text-align="justify" style:justify-single-word="false" fo:text-indent="0cm" style:auto-text-indent="false" style:page-number="auto"/>
      <style:text-properties style:font-name="Arial"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language="zxx" fo:country="none"/>
    </style:style>
    <style:style style:name="T2" style:family="text">
      <style:text-properties fo:language="en" fo:country="US"/>
    </style:style>
    <style:style style:name="T3" style:family="text">
      <style:text-properties fo:font-size="10pt" style:font-size-asian="10pt" style:font-size-complex="10pt"/>
    </style:style>
    <style:style style:name="T4" style:family="text">
      <style:text-properties fo:font-size="10pt" style:text-underline-style="none" fo:font-weight="bold" style:font-size-asian="10pt" style:font-weight-asian="bold" style:font-size-complex="10pt" style:font-weight-complex="bold"/>
    </style:style>
    <style:style style:name="T5" style:family="text">
      <style:text-properties fo:font-size="10pt" fo:font-style="normal" style:font-size-asian="10pt" style:font-style-asian="normal" style:font-size-complex="10pt" style:font-style-complex="normal"/>
    </style:style>
    <style:style style:name="T6" style:family="text">
      <style:text-properties fo:font-size="10pt" fo:font-style="normal" style:font-size-asian="10pt" style:font-style-asian="normal" style:font-size-complex="10pt" style:font-style-complex="normal" style:font-weight-complex="normal"/>
    </style:style>
    <style:style style:name="T7" style:family="text">
      <style:text-properties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style:text-position="super 58%"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Arial" fo:font-size="10pt" fo:language="en" fo:country="US" fo:font-weight="normal" style:font-size-asian="10pt" style:font-weight-asian="normal" style:font-size-complex="10pt" style:font-weight-complex="normal"/>
    </style:style>
    <style:style style:name="T12" style:family="text">
      <style:text-properties style:font-name="Arial"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3" style:family="text">
      <style:text-properties style:font-name="Arial" fo:font-size="10pt" fo:language="en" fo:country="US" style:text-underline-style="none" fo:font-weight="normal" style:font-size-asian="10pt" style:font-weight-asian="normal" style:font-size-complex="10pt" style:font-weight-complex="normal"/>
    </style:style>
    <style:style style:name="T14" style:family="text">
      <style:text-properties style:font-name="Arial" fo:font-size="10pt" fo:language="en" fo:country="US" style:text-underline-style="none" fo:font-weight="bold" style:font-size-asian="10pt" style:font-weight-asian="bold" style:font-size-complex="10pt" style:font-weight-complex="bold"/>
    </style:style>
    <style:style style:name="T15" style:family="text">
      <style:text-properties style:font-name="Arial" fo:font-size="10pt" fo:language="en" fo:country="US" fo:font-style="italic" style:font-size-asian="10pt" style:font-style-asian="italic" style:font-name-complex="Arial2" style:font-size-complex="10pt" style:font-style-complex="italic"/>
    </style:style>
    <style:style style:name="T16" style:family="text">
      <style:text-properties style:font-name="Arial"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font-name="Arial" fo:font-size="10pt" fo:language="en" fo:country="US" fo:font-style="normal" style:font-size-asian="10pt" style:font-style-asian="normal" style:font-name-complex="Arial2" style:font-size-complex="10pt" style:font-style-complex="normal"/>
    </style:style>
    <style:style style:name="T1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none" fo:font-weight="normal" style:font-style-asian="normal" style:font-weight-asian="normal" style:font-name-complex="Arial2" style:font-style-complex="normal" style:font-weight-complex="normal"/>
    </style:style>
    <style:style style:name="T21" style:family="text">
      <style:text-properties fo:font-style="italic" style:text-underline-style="none" style:font-style-asian="italic" style:font-style-complex="italic" style:font-weight-complex="bold"/>
    </style:style>
    <style:style style:name="T2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urriculum Vitae</text:h>
      <text:h text:style-name="P9" text:outline-level="9"/>
      <text:h text:style-name="P9" text:outline-level="9">Personal information</text:h>
      <text:h text:style-name="P9" text:outline-level="9"/>
      <text:list xml:id="list2167893958143218941" text:style-name="L1">
        <text:list-item>
          <text:h text:style-name="P10" text:outline-level="9">Name: Anton Larsson</text:h>
        </text:list-item>
        <text:list-item>
          <text:h text:style-name="P8" text:outline-level="9"><text:span text:style-name="T3">Date of birth: 19</text:span><text:span text:style-name="T9">th</text:span><text:span text:style-name="T3"> november 1993</text:span></text:h>
        </text:list-item>
        <text:list-item>
          <text:h text:style-name="P10" text:outline-level="9">Phone number: +46 70 758 29 93</text:h>
        </text:list-item>
        <text:list-item>
          <text:h text:style-name="P13" text:outline-level="9"><text:span text:style-name="T11">E-mail: </text:span><text:a xlink:type="simple" xlink:href="mailto:ante9311@gmail.com" text:style-name="Internet_20_link" text:visited-style-name="Visited_20_Internet_20_Link">ante9311@gmail.com</text:a></text:h>
        </text:list-item>
      </text:list>
      <text:p text:style-name="P15"/>
      <text:p text:style-name="P15"/>
      <text:h text:style-name="P14" text:outline-level="9">Work Experience</text:h>
      <text:p text:style-name="P4"><text:span text:style-name="T15"/></text:p>
      <text:p text:style-name="P20">Consultant 2013 – 2014:</text:p>
      <text:p text:style-name="P4"><text:span text:style-name="T17"><text:tab/></text:span><text:a xlink:type="simple" xlink:href="http://www.profficegroup.com/en/" text:style-name="Internet_20_link" text:visited-style-name="Visited_20_Internet_20_Link">Proffice</text:a><text:span text:style-name="T17"> – Stockholm, Sweden:</text:span></text:p>
      <text:p text:style-name="P7"><text:span text:style-name="T17">Substituted wherever they needed me, for example at tradeshows and at </text:span><text:a xlink:type="simple" xlink:href="http://www.verizonenterprise.com/se/" text:style-name="Internet_20_link" text:visited-style-name="Visited_20_Internet_20_Link">Verizon</text:a><text:span text:style-name="T17"> with responsibilities ranging from managing the tradeshow booth to answering telephones and receptionist duties at </text:span><text:a xlink:type="simple" xlink:href="http://www.usa.philips.com/c-m/consumer-products?locale_code=en_us&amp;remember_locale=en_us" text:style-name="Internet_20_link" text:visited-style-name="Visited_20_Internet_20_Link">Philips</text:a><text:span text:style-name="T17">.</text:span></text:p>
      <text:p text:style-name="P28">This job gave me invaluable experience in adapting and dealing with different kinds of people and situations, as it was increadibly diverse and forced me to adapt to working with all kinds of different people doing all kinds of different tasks. </text:p>
      <text:p text:style-name="P31">Summer jobs:</text:p>
      <text:p text:style-name="P34"><text:a xlink:type="simple" xlink:href="http://www.sacab.se/" text:style-name="Internet_20_link" text:visited-style-name="Visited_20_Internet_20_Link">Såcab</text:a> – Stockholm, Sweden (2015):</text:p>
      <text:p text:style-name="P32">Repainted the outside of their office building for 8 weeks. I wanted a non mentally challenging job because I was taking extra classes, so had to remain mentally sharp to be able to study as well as work full time, so I chose a physical job. </text:p>
      <text:p text:style-name="P33">It also provided me with the ability to experience a different kind of work environment and personalities, further increasing my ability to think outside the box and adapt to unfamiliar environments.</text:p>
      <text:p text:style-name="P35"><text:a xlink:type="simple" xlink:href="http://www.ramirent.com/portal/" text:style-name="Internet_20_link" text:visited-style-name="Visited_20_Internet_20_Link">Ramirent</text:a> – Stockholm, Sweden (2011):</text:p>
      <text:p text:style-name="P30"><text:span text:style-name="T20">Provided support wherever they needed me, cleaning equipment / assisting in the field installing equipment etc. </text:span></text:p>
      <text:h text:style-name="P12" text:outline-level="9"><text:span text:style-name="T16">Education</text:span></text:h>
      <text:p text:style-name="P4"><text:span text:style-name="T16"/></text:p>
      <text:p text:style-name="P4"><text:span text:style-name="T12">Uppsala University 2014 – current</text:span><text:span text:style-name="T14">:</text:span></text:p>
      <text:p text:style-name="P4"><text:span text:style-name="T14"><text:tab/>Bachelor of Computer Science</text:span><text:span text:style-name="T13">, added courses in mathematics.</text:span></text:p>
      <text:p text:style-name="P37">I have used this program to further develop my experience and knowledge in programming and optimization, giving me a deeper understanding of how to write efficient and maintainable programs.</text:p>
      <text:p text:style-name="P17"/>
      <text:p text:style-name="P6"><text:span text:style-name="T8">Thorildsplans Gymnasium 2009 – 2012</text:span><text:span text:style-name="T4">:</text:span></text:p>
      <text:p text:style-name="P39">Technical program with emphasis on network and programming.</text:p>
      <text:p text:style-name="P37">This program gave me valuable experience in programming and provide a solid foundation, without losing the possibility of further education.</text:p>
      <text:p text:style-name="P25"><text:soft-page-break/><text:span text:style-name="T22">Skills</text:span></text:p>
      <text:list xml:id="list7985507722066153818" text:style-name="L2">
        <text:list-item>
          <text:p text:style-name="P23"><text:span text:style-name="T5">Fluent in many programming languages</text:span></text:p>
          <text:list>
            <text:list-header>
              <text:p text:style-name="P23"><text:span text:style-name="T5">including </text:span><text:span text:style-name="T7">C </text:span><text:span text:style-name="T5">and</text:span><text:span text:style-name="T7"> C++</text:span><text:span text:style-name="T5">, Java, as well as many more.</text:span></text:p>
            </text:list-header>
          </text:list>
        </text:list-item>
        <text:list-item>
          <text:p text:style-name="P22">Strong mathematical skills</text:p>
          <text:list>
            <text:list-header>
              <text:p text:style-name="P24"><text:span text:style-name="T6">including grades in courses such as </text:span><text:span text:style-name="T7">linear algebra</text:span><text:span text:style-name="T6">,</text:span><text:span text:style-name="T7"> calculus </text:span><text:span text:style-name="T6">and much more.</text:span></text:p>
            </text:list-header>
          </text:list>
        </text:list-item>
        <text:list-item>
          <text:p text:style-name="P22">Experienced in code and data optimization</text:p>
          <text:list>
            <text:list-header>
              <text:p text:style-name="P22">Key part of the Computer Science program at Uppsala University.</text:p>
            </text:list-header>
          </text:list>
        </text:list-item>
        <text:list-item>
          <text:p text:style-name="P22">Experienced programmer</text:p>
          <text:list>
            <text:list-header>
              <text:p text:style-name="P22">Studied programming for 5 years, active amature programmer for 7+ years.</text:p>
            </text:list-header>
          </text:list>
        </text:list-item>
        <text:list-item>
          <text:p text:style-name="P27"><text:span text:style-name="T18">Deep understanding of multi-threaded and parallel programming.</text:span></text:p>
          <text:list>
            <text:list-header>
              <text:p text:style-name="P27"><text:span text:style-name="T18">Also including the knowledge of how these systems work and are built.</text:span></text:p>
            </text:list-header>
          </text:list>
        </text:list-item>
        <text:list-item>
          <text:p text:style-name="P27"><text:span text:style-name="T18">Excellent teamplayer.</text:span></text:p>
          <text:list>
            <text:list-header>
              <text:p text:style-name="P27"><text:span text:style-name="T18">Many years of experience in teamsports and activies, such as ice hockey and soccer.</text:span></text:p>
            </text:list-header>
          </text:list>
        </text:list-item>
      </text:list>
      <text:h text:style-name="P11" text:outline-level="9"/>
      <text:p text:style-name="P5">Languages</text:p>
      <text:p text:style-name="P5"><text:tab/><text:span text:style-name="T19">English – Fluent</text:span></text:p>
      <text:p text:style-name="P19"><text:tab/>Swedish – Fluent</text:p>
      <text:p text:style-name="P19"><text:tab/>Italian – Conversational.</text:p>
      <text:p text:style-name="P19"/>
      <text:p text:style-name="P21"><text:span text:style-name="T10">Non work experience</text:span></text:p>
      <text:p text:style-name="P20">Student dorm manager 2015 – current:</text:p>
      <text:p text:style-name="P18"><text:tab/>Uppsala, Sweden</text:p>
      <text:p text:style-name="P29">Elected by the residents, responsible for setting rules and creating events to provide an as comfortable as possible living experience in the dorm as well as a good relationship between dorm-m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ody" style:family="paragraph" style:default-outline-level="" style:list-style-name="">
      <style:paragraph-properties fo:orphans="2" fo:widows="2" style:writing-mode="lr-tb"/>
      <style:text-properties fo:color="#000000" style:font-name="Helvetica" fo:font-size="12pt" fo:language="en" fo:country="US" style:font-name-asian="ヒラギノ角ゴ Pro W3" style:font-size-asian="12pt" style:language-asian="en" style:country-asian="US"/>
    </style:style>
    <style:style style:name="Heading_20_9" style:display-name="Heading 9" style:family="paragraph" style:parent-style-name="Standard" style:next-style-name="Text_20_body" style:default-outline-level="9" style:class="text">
      <style:paragraph-properties fo:keep-with-next="always"/>
      <style:text-properties style:font-name="Arial1" fo:font-size="9pt" fo:font-weight="bold" style:font-size-asian="9pt" style:font-weight-asian="bold" style:font-name-complex="Arial2" style:font-weight-complex="bold"/>
    </style:style>
    <style:style style:name="Heading_20_5" style:display-name="Heading 5" style:family="paragraph" style:parent-style-name="Standard" style:next-style-name="Text_20_body" style:default-outline-level="5" style:class="text">
      <style:paragraph-properties fo:keep-with-next="always"/>
      <style:text-properties style:font-name="Arial Narrow" fo:font-size="8pt" fo:font-weight="bold" style:font-size-asian="8pt" style:font-weight-asian="bold" style:font-weight-complex="bold"/>
    </style:style>
    <style:style style:name="Body_20_Text_20_2" style:display-name="Body Text 2" style:family="paragraph" style:parent-style-name="Standard" style:default-outline-level="" style:list-style-name="">
      <style:text-properties style:font-name="Arial1" fo:font-size="8pt" style:font-size-asian="8pt" style:language-asian="en" style:country-asian="GB" style:font-name-complex="Arial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M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MP3" style:family="paragraph" style:parent-style-name="Header">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MT1" style:family="text">
      <style:text-properties fo:language="zxx" fo:country="none"/>
    </style:style>
    <style:style style:name="MT2"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ton Larsson</text:p>
        <text:p text:style-name="MP2"><text:a xlink:type="simple" xlink:href="mailto:ante9311@gmail.com" text:style-name="Internet_20_link" text:visited-style-name="Visited_20_Internet_20_Link"><text:span text:style-name="MT1">ante9311@gmail.com</text:span></text:a><text:span text:style-name="MT2"> | +46707582993</text:span></text:p>
        <text:p text:style-name="MP3">Sernanders väg 5, 75261 Uppsala, Swed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meta:initial-creator>
    <meta:creation-date>2016-02-10T16:25:52.08</meta:creation-date>
    <dc:date>2016-02-11T14:56:02.59</dc:date>
    <dc:creator>Anton </dc:creator>
    <meta:editing-duration>PT42M41S</meta:editing-duration>
    <meta:editing-cycles>10</meta:editing-cycles>
    <meta:generator>OpenOffice/4.1.1$Win32 OpenOffice.org_project/411m6$Build-9775</meta:generator>
    <meta:document-statistic meta:table-count="0" meta:image-count="0" meta:object-count="0" meta:page-count="2" meta:paragraph-count="48" meta:word-count="452" meta:character-count="2878"/>
  </office:meta>
</office:document-meta>
</file>